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11">
      <style:paragraph-properties fo:margin-left="0.5in" fo:margin-right="0in" fo:text-indent="-0.25in" style:auto-text-indent="false"/>
    </style:style>
    <style:style style:name="P15" style:family="paragraph" style:parent-style-name="Standard" style:list-style-name="WWNum8">
      <style:paragraph-properties fo:margin-left="1in" fo:margin-right="0in" fo:text-indent="-0.25in" style:auto-text-indent="false"/>
    </style:style>
    <style:style style:name="P16" style:family="paragraph" style:parent-style-name="Standard" style:list-style-name="WWNum6">
      <style:paragraph-properties fo:margin-left="1in" fo:margin-right="0in" fo:text-indent="-0.25in" style:auto-text-indent="false"/>
    </style:style>
    <style:style style:name="P17" style:family="paragraph" style:parent-style-name="Standard">
      <style:paragraph-properties fo:margin-left="0in" fo:margin-right="0in" fo:text-indent="0in" style:auto-text-indent="false"/>
      <style:text-properties fo:color="#4a86e8"/>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ize="8pt" style:font-size-asian="8pt" style:font-size-complex="8pt"/>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ext:s/>LGCWDW <text:s/>- </text:span><text:span text:style-name="T2">????????? <text:s text:c="2"/></text:span></text:p>
      <text:p text:style-name="P1"><text:span text:style-name="T7">Colour key - </text:span><text:span text:style-name="T8">Venn</text:span><text:span text:style-name="T7"> </text:span><text:span text:style-name="T12">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0" text:visited-style-name="ListLabel_20_100"><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00" text:visited-style-name="ListLabel_20_100"><text:span text:style-name="T14">https://meet.jit.si/pedro9000#config.disableAP=true&amp;config.disableAEC=true&amp;config.disableAGC=true</text:span></text:a></text:p>
      <text:p text:style-name="P2"/>
      <text:p text:style-name="P1"><draw:rect text:anchor-type="as-char" style:rel-width="100%" draw:z-index="0" draw:style-name="gr1" draw:text-style-name="P19"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9"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
      <text:p text:style-name="P1"><draw:rect text:anchor-type="as-char" style:rel-width="100%" draw:z-index="2" draw:style-name="gr1" draw:text-style-name="P19" svg:width="0.0012in" svg:height="0.0213in"><text:p/></draw:rect></text:p>
      <text:p text:style-name="Standard"><text:span text:style-name="T2">Rundown: You know the drill </text:span></text:p>
      <text:p text:style-name="Standard"><text:soft-page-break/></text:p>
      <text:p text:style-name="Standard">1.</text:p>
      <text:p text:style-name="Standard">2.</text:p>
      <text:p text:style-name="Standard">3.</text:p>
      <text:p text:style-name="Standard">4.</text:p>
      <text:p text:style-name="Standard">5.</text:p>
      <text:p text:style-name="P1"><draw:rect text:anchor-type="as-char" style:rel-width="100%" draw:z-index="3" draw:style-name="gr1" draw:text-style-name="P19" svg:width="0.0012in" svg:height="0.0213in"><text:p/></draw:rect></text:p>
      <text:p text:style-name="P1"><text:span text:style-name="T7">What we’re up to :</text:span></text:p>
      <text:p text:style-name="P1"><text:span text:style-name="T7">V - Jack does some wicked cool stuff. </text:span></text:p>
      <text:p text:style-name="P1"><text:span text:style-name="T7">J - Went to Community Hack Night @ Riot Games Monday night and heard an excellent talk on using Docker from Dubie who is a Linux Sysadmin for Riot and one of the hosts of Hack Night. <text:s/>Also, just picked up the Acer 43inch 4k monitor like Venn has and am looking forward to using it for LWDW and LGC game streams, to increase screen real estate and help me see things easier.</text:span></text:p>
      <text:p text:style-name="P1"><text:span text:style-name="T7">P - </text:span></text:p>
      <text:p text:style-name="Standard"><draw:rect text:anchor-type="as-char" style:rel-width="100%" draw:z-index="4" draw:style-name="gr1" draw:text-style-name="P19" svg:width="0.0012in" svg:height="0.0213in"><text:p/></draw:rect></text:p>
      <text:p text:style-name="Standard">News</text:p>
      <text:p text:style-name="Standard"/>
      <text:p text:style-name="Standard"><text:span text:style-name="T12">Linus on social</text:span> </text:p>
      <text:p text:style-name="Standard"><text:a xlink:type="simple" xlink:href="https://www.sciencealert.com/the-inventor-of-software-that-runs-social-web-absolutely-detests-modern-media" text:style-name="ListLabel_20_101" text:visited-style-name="ListLabel_20_101"><text:span text:style-name="T15">https://www.sciencealert.com/the-inventor-of-software-that-runs-social-web-absolutely-detests-modern-media</text:span></text:a></text:p>
      <text:list xml:id="list3194917631" text:style-name="WWNum8">
        <text:list-item>
          <text:p text:style-name="P4"><text:span text:style-name="T5">Linus, like us, loved Google+ for the many reasons he complains about the other social media platforms.</text:span></text:p>
        </text:list-item>
        <text:list-item>
          <text:p text:style-name="P4"><text:span text:style-name="T9">We’re getting old, culture is changing around us. </text:span></text:p>
        </text:list-item>
        <text:list-item>
          <text:p text:style-name="P4"><text:span text:style-name="T9">Adapt or yell @ clouds. </text:span></text:p>
          <text:list>
            <text:list-item>
              <text:p text:style-name="P15"><text:span text:style-name="T13">They’re mostly comprised of Linux servers, anyway.</text:span></text:p>
            </text:list-item>
          </text:list>
        </text:list-item>
        <text:list-item>
          <text:p text:style-name="P4"><text:span text:style-name="T13">And he has a point!</text:span></text:p>
        </text:list-item>
        <text:list-item>
          <text:p text:style-name="P4"><text:soft-page-break/><text:span text:style-name="T13">Twitter is fighting a losing battle with bot farms.</text:span></text:p>
        </text:list-item>
        <text:list-item>
          <text:p text:style-name="P4"><text:span text:style-name="T13">Facebook has landed itself in enough hot water to boil a medium sized sovereign nation.</text:span></text:p>
        </text:list-item>
        <text:list-item>
          <text:p text:style-name="P4"><text:span text:style-name="T13">And Google+, to the end, was absolutely littered with SPAM.</text:span></text:p>
        </text:list-item>
        <text:list-item>
          <text:p text:style-name="P4"><text:span text:style-name="T13">Social media is crap. </text:span></text:p>
        </text:list-item>
        <text:list-item>
          <text:p text:style-name="P4"><text:span text:style-name="T13">Crap where the maggots grow into the scum of the earth.</text:span></text:p>
        </text:list-item>
        <text:list-item>
          <text:p text:style-name="P4"><text:span text:style-name="T13">Scum which inevitably starts to shape the real world around them and the crap that it was fostered on.</text:span></text:p>
        </text:list-item>
        <text:list-item>
          <text:p text:style-name="P4"><text:span text:style-name="T13">I’ll get off my soap box, now!</text:span></text:p>
        </text:list-item>
      </text:list>
      <text:p text:style-name="Standard"/>
      <text:p text:style-name="Standard"><text:span text:style-name="T9">Fedora on ARM</text:span></text:p>
      <text:p text:style-name="Standard"><text:a xlink:type="simple" xlink:href="https://twitter.com/nullr0ute/status/1114903426624704512" text:style-name="ListLabel_20_101" text:visited-style-name="ListLabel_20_101"><text:span text:style-name="T15">https://twitter.com/nullr0ute/status/1114903426624704512</text:span></text:a></text:p>
      <text:list xml:id="list2839697534" text:style-name="WWNum3">
        <text:list-item>
          <text:p text:style-name="P5"><text:span text:style-name="T5">Great battery life for the win! <text:s/>The Lenovo Miix 630 is one of these Qualcomm Snapdragon 850 devices Red Hat is focusing on and it has a 22 hour battery life under Windows.</text:span></text:p>
        </text:list-item>
        <text:list-item>
          <text:p text:style-name="P5"><text:span text:style-name="T5">Red Hat has always been at the forefront of improving Linux hardware support, and this is no exception.</text:span></text:p>
        </text:list-item>
        <text:list-item>
          <text:p text:style-name="P5"><text:span text:style-name="T9">ARM-based laptops running Linux with 20 hour battery life have long been a wish for many. <text:s/></text:span></text:p>
        </text:list-item>
        <text:list-item>
          <text:p text:style-name="P5"><text:span text:style-name="T9">Right now Snapdragon 850 laptops are underpowered and overpriced but you have to start somewhere. </text:span></text:p>
        </text:list-item>
        <text:list-item>
          <text:p text:style-name="P5"><text:span text:style-name="T9">Don’t expect Fedora on the ARM laptop to ship in this cycle.</text:span></text:p>
        </text:list-item>
        <text:list-item>
          <text:p text:style-name="P5"><text:span text:style-name="T13">Price is the big one, here.</text:span></text:p>
        </text:list-item>
        <text:list-item>
          <text:p text:style-name="P5"><text:span text:style-name="T13">Why would you spend £700 on a laptop that, while it lasts for a Venn wake cycle, is constantly outperformed in everything else and can’t play the games an x86 laptop will for half the price?</text:span></text:p>
        </text:list-item>
        <text:list-item>
          <text:p text:style-name="P5"><text:span text:style-name="T13">It’s a hard sell, especially if you want to make the case for Linux in a corporate environment.</text:span></text:p>
        </text:list-item>
        <text:list-item>
          <text:p text:style-name="P5"><text:span text:style-name="T13">Yeah, the battery life is awesome-sauce but editing that spreadsheet in Excel 365 is painful, and it’s more expensive!</text:span></text:p>
        </text:list-item>
        <text:list-item>
          <text:p text:style-name="P5"><text:span text:style-name="T9">A tablet + keyboard can do 95% of this business for like, $300. </text:span></text:p>
        </text:list-item>
      </text:list>
      <text:p text:style-name="Standard"/>
      <text:p text:style-name="Standard"><text:soft-page-break/><text:span text:style-name="T3">Purism Becomes PIA’s First OEM Partner (Dark-Wing in chat)</text:span></text:p>
      <text:p text:style-name="Standard"><text:a xlink:type="simple" xlink:href="https://puri.sm/posts/purism-becomes-pia-first-oem-partner/" text:style-name="ListLabel_20_101" text:visited-style-name="ListLabel_20_101"><text:span text:style-name="T15">https://puri.sm/posts/purism-becomes-pia-first-oem-partner/</text:span></text:a></text:p>
      <text:list xml:id="list1299718757" text:style-name="WWNum2">
        <text:list-item>
          <text:p text:style-name="P6"><text:span text:style-name="T5">Purism is working with Private Internet Access (PIA) as its first OEM partner.</text:span></text:p>
        </text:list-item>
        <text:list-item>
          <text:p text:style-name="P6"><text:span text:style-name="T5">This is a perfect fit for both companies, that have both fought in court for our privacy protections and are aligned with the EFF. <text:s/>Todd Weaver, CEO and founder of Purism, was in court fighting for much stronger consumer privacy protections and Ted Kim CEO of PIA, was in court stating that they do not log their customers’ data.</text:span></text:p>
        </text:list-item>
        <text:list-item>
          <text:p text:style-name="P6"><text:span text:style-name="T5">This is really an amazing partnership, and I have been impressed with the progressive nature of Purism and their products, but have realized that this really puts them at the next level in the industry and they may become the new standard of security in businesses today.</text:span></text:p>
        </text:list-item>
        <text:list-item>
          <text:p text:style-name="P6"><text:span text:style-name="T13">PIA’s continued support of Linux projects and contributions to Linux in many ways are the reason I decided to pay them, when I was basically forced to get a VPN to retain the same level of access I did <text:s/>in Portugal.</text:span></text:p>
        </text:list-item>
        <text:list-item>
          <text:p text:style-name="P6"><text:span text:style-name="T13">They have a fancy GUI for Ubuntu, but if you setup OpenVPN to work with NetworkManager you can set PIA to work in a more “integrated” fashion.</text:span></text:p>
        </text:list-item>
        <text:list-item>
          <text:p text:style-name="P6"><text:span text:style-name="T13">It’s the best way, in my opinion!</text:span></text:p>
        </text:list-item>
      </text:list>
      <text:p text:style-name="P17"/>
      <text:p text:style-name="Standard"/>
      <text:p text:style-name="Standard"><text:span text:style-name="T3">GIMP 2.10.10</text:span></text:p>
      <text:p text:style-name="Standard"><text:a xlink:type="simple" xlink:href="https://www.gimp.org/news/2019/04/07/gimp-2-10-10-released/" text:style-name="ListLabel_20_101" text:visited-style-name="ListLabel_20_101"><text:span text:style-name="T15">https://www.gimp.org/news/2019/04/07/gimp-2-10-10-released/</text:span></text:a></text:p>
      <text:list xml:id="list3129623909" text:style-name="WWNum6">
        <text:list-item>
          <text:p text:style-name="P7"><text:span text:style-name="T5">I have been eagerly waiting for this! <text:s/>GIMP 2.10.10 has been released with lots of new features and bug fixes.</text:span></text:p>
        </text:list-item>
        <text:list-item>
          <text:p text:style-name="P7"><text:span text:style-name="T5">The Bucket Fill tool has a new algorithm for painters. You can now use the “Fill by line art detection” tool which allows you to fill areas surrounded by “line arts” which fills pixels near the lines and closes line gaps automatically.</text:span></text:p>
          <text:list>
            <text:list-item>
              <text:p text:style-name="P16"><text:span text:style-name="T5">This is a huge! <text:s/>Bucket fill tools in all graphics applications have the problem <text:s/>when there is a gap in a line or a path isn’t closed color spills out into unwanted areas</text:span></text:p>
            </text:list-item>
          </text:list>
        </text:list-item>
        <text:list-item>
          <text:p text:style-name="P7"><text:span text:style-name="T5">The Scale tool now scales from the center instead of the outside corner.</text:span></text:p>
        </text:list-item>
        <text:list-item>
          <text:p text:style-name="P7"><text:span text:style-name="T5">The Unified Transform tool defaults to preserving the aspect ratio when scaling up or down.</text:span></text:p>
        </text:list-item>
      </text:list>
      <text:p text:style-name="Standard"/>
      <text:p text:style-name="Standard"><text:span text:style-name="T9">Black Magic DaVinci Resolve 16</text:span></text:p>
      <text:p text:style-name="Standard"><text:a xlink:type="simple" xlink:href="https://www.blackmagicdesign.com/media/release/20190408-05" text:style-name="ListLabel_20_101" text:visited-style-name="ListLabel_20_101"><text:span text:style-name="T15">https://www.blackmagicdesign.com/media/release/20190408-05</text:span></text:a></text:p>
      <text:list xml:id="list3213869408" text:style-name="WWNum1">
        <text:list-item>
          <text:p text:style-name="P8"><text:span text:style-name="T9">DaVinci Neural Engine for AI and deep learning features</text:span></text:p>
        </text:list-item>
        <text:list-item>
          <text:p text:style-name="P8"><text:soft-page-break/><text:span text:style-name="T9">Improved GPU performance for Fusion 3D operations.</text:span></text:p>
        </text:list-item>
        <text:list-item>
          <text:p text:style-name="P8"><text:span text:style-name="T9">Cross platform GPU accelerated tools.</text:span></text:p>
        </text:list-item>
        <text:list-item>
          <text:p text:style-name="P8"><text:span text:style-name="T9">I tried to get it running using the little deb converter tool but no joy.</text:span></text:p>
        </text:list-item>
        <text:list-item>
          <text:p text:style-name="P8"><text:span text:style-name="T5">DaVinci Resolve 16 now comes with an amazing and innovative new editing interface called “cut page” which features dual timeline editing.</text:span></text:p>
        </text:list-item>
        <text:list-item>
          <text:p text:style-name="P8"><text:span text:style-name="T5">One timeline is like the traditional non-linear video editing, and the other like a classic analog tape stream of all your clips from your project bins.</text:span></text:p>
        </text:list-item>
        <text:list-item>
          <text:p text:style-name="P8"><text:span text:style-name="T5">This makes searching and editing thru all your clips faster and easier.</text:span></text:p>
        </text:list-item>
        <text:list-item>
          <text:p text:style-name="P8"><text:span text:style-name="T5">Zooming in and out of your timeline is extremely slow and cumbersome, especially with large projects, and this new cut page feature helps eliminate the need, and carpal tunnel syndrome!</text:span></text:p>
        </text:list-item>
        <text:list-item>
          <text:p text:style-name="P8"><text:span text:style-name="T5">Cut page is a new editing workflow aimed at television commercials, newscasts and other productions that need to meet tight deadlines and fast turnarounds on their projects</text:span></text:p>
        </text:list-item>
        <text:list-item>
          <text:p text:style-name="P8"><text:span text:style-name="T5">Blackmagic Design now does all their new software and hardware announcements at the National Association of Broadcasters Show in Las Vegas, and one of these years I will attend.</text:span></text:p>
        </text:list-item>
      </text:list>
      <text:p text:style-name="Standard"/>
      <text:p text:style-name="Standard"><text:span text:style-name="T12">Top 10 video conferencing </text:span></text:p>
      <text:p text:style-name="Standard"><text:a xlink:type="simple" xlink:href="https://medevel.com/10-os-video-conferencing/" text:style-name="ListLabel_20_101" text:visited-style-name="ListLabel_20_101"><text:span text:style-name="T15">https://medevel.com/10-os-video-conferencing/</text:span></text:a></text:p>
      <text:list xml:id="list2494718474" text:style-name="WWNum9">
        <text:list-item>
          <text:p text:style-name="P9"><text:span text:style-name="T13">It’s a checklist for when Jitsi next done goofs!</text:span></text:p>
        </text:list-item>
        <text:list-item>
          <text:p text:style-name="P9"><text:span text:style-name="T5">RocketChat is built with Meteorjs and uses MongoDB on the backend, and is a self-hosted open source equivalent to Slack. <text:s/>It features separate channels, audio and video calls, file sharing etc.</text:span></text:p>
        </text:list-item>
        <text:list-item>
          <text:p text:style-name="P9"><text:span text:style-name="T5">Mattermost is another open Slack alternative that is written in Golang and React and runs as a single Linux binary with MySQL or PostgreSQL.</text:span></text:p>
        </text:list-item>
        <text:list-item>
          <text:p text:style-name="P9"><text:span text:style-name="T5">Since the advent of the WebRTC open source project, there are a lot of free chat and video conferencing alternatives.</text:span></text:p>
        </text:list-item>
        <text:list-item>
          <text:p text:style-name="P9"><text:span text:style-name="T9">The only product here that gets my coveted seal of </text:span><text:span text:style-name="T19">”don’t completely hate it”</text:span><text:span text:style-name="T9"> is Jitsi. </text:span></text:p>
        </text:list-item>
        <text:list-item>
          <text:p text:style-name="P9"><text:span text:style-name="T9">Discord being a distant second. </text:span></text:p>
        </text:list-item>
      </text:list>
      <text:p text:style-name="Standard"/>
      <text:p text:style-name="Standard"><text:span text:style-name="T9">Visual Studio Snap</text:span></text:p>
      <text:p text:style-name="Standard"><text:a xlink:type="simple" xlink:href="https://betanews.com/2019/04/04/visual-studio-code-snap-linux/" text:style-name="ListLabel_20_101" text:visited-style-name="ListLabel_20_101"><text:span text:style-name="T15">https://betanews.com/2019/04/04/visual-studio-code-snap-linux/</text:span></text:a></text:p>
      <text:list xml:id="list3037127032" text:style-name="WWNum4">
        <text:list-item>
          <text:p text:style-name="P10"><text:soft-page-break/><text:span text:style-name="T9">It’s been in a Snap before but this one is official.</text:span></text:p>
        </text:list-item>
        <text:list-item>
          <text:p text:style-name="P10"><text:span text:style-name="T5">Makes sense for Microsoft who now won’t have to support multiple distros by using a Snap.</text:span></text:p>
        </text:list-item>
        <text:list-item>
          <text:p text:style-name="P10"><text:span text:style-name="T5">They already have a .deb of Visual Studio Code. <text:s text:c="2"/></text:span></text:p>
        </text:list-item>
        <text:list-item>
          <text:p text:style-name="P10"><text:span text:style-name="T13">Between this and Powershell, I can see why this would make sense for Linux people.</text:span></text:p>
        </text:list-item>
        <text:list-item>
          <text:p text:style-name="P10"><text:span text:style-name="T13">What I don’t get is why an electron app needs another container around it.</text:span></text:p>
        </text:list-item>
        <text:list-item>
          <text:p text:style-name="P10"><text:span text:style-name="T13">Or why this is worth this much attention.</text:span></text:p>
        </text:list-item>
      </text:list>
      <text:p text:style-name="Standard"/>
      <text:p text:style-name="Standard"><text:span text:style-name="T12">Reasons to abandon Widows </text:span></text:p>
      <text:p text:style-name="Standard"><text:a xlink:type="simple" xlink:href="https://www.slashgear.com/reasons-to-abandon-windows-for-linux-06572307/" text:style-name="ListLabel_20_101" text:visited-style-name="ListLabel_20_101"><text:span text:style-name="T15">https://www.slashgear.com/reasons-to-abandon-windows-for-linux-06572307/</text:span></text:a></text:p>
      <text:list xml:id="list644974417" text:style-name="WWNum10">
        <text:list-item>
          <text:p text:style-name="P11"><text:span text:style-name="T9">Unless “I like learning new things” is at the top of your list, don’t. </text:span></text:p>
        </text:list-item>
        <text:list-item>
          <text:p text:style-name="P11"><text:span text:style-name="T13">In their closing thoughts they do mention something along those lines.</text:span></text:p>
        </text:list-item>
        <text:list-item>
          <text:p text:style-name="P11"><text:span text:style-name="T13">But if you’re listening to this, chances are this is nothing new.</text:span></text:p>
        </text:list-item>
        <text:list-item>
          <text:p text:style-name="P11"><text:span text:style-name="T13">Even if you came into Linux land recently and you’re only looking for validation, you’re read this article before in many other sites.</text:span></text:p>
        </text:list-item>
        <text:list-item>
          <text:p text:style-name="P11"><text:span text:style-name="T13">The news to watch out for in this front is when Adobe says “The Creative Suite is now available on &lt;some Linux flavor&gt;”, that’s the turning point.</text:span></text:p>
        </text:list-item>
        <text:list-item>
          <text:p text:style-name="P11"><text:span text:style-name="T9">I think it’s also important to point out that switching to Linux for internet points is not a sound strategy.</text:span></text:p>
        </text:list-item>
        <text:list-item>
          <text:p text:style-name="P11"><text:span text:style-name="T5">Having the ability to use Snaps, Flatpaks or AppImages also makes it easier for the new user to install software. </text:span></text:p>
        </text:list-item>
      </text:list>
      <text:p text:style-name="Standard"><draw:rect text:anchor-type="as-char" style:rel-width="100%" draw:z-index="5" draw:style-name="gr1" draw:text-style-name="P19" svg:width="0.0012in" svg:height="0.0213in"><text:p/></draw:rect></text:p>
      <text:p text:style-name="Standard">Plugs</text:p>
      <text:p text:style-name="Standard"/>
      <text:p text:style-name="Standard">POWAH!</text:p>
      <text:p text:style-name="Standard"><draw:rect text:anchor-type="as-char" style:rel-width="100%" draw:z-index="6" draw:style-name="gr1" draw:text-style-name="P19" svg:width="0.0012in" svg:height="0.0213in"><text:p/></draw:rect></text:p>
      <text:p text:style-name="Standard"><text:soft-page-break/>Slice of Pi</text:p>
      <text:p text:style-name="Standard"/>
      <text:p text:style-name="Standard"><text:span text:style-name="T3">Log to RAM</text:span></text:p>
      <text:p text:style-name="Standard"><text:a xlink:type="simple" xlink:href="https://mcuoneclipse.com/2019/04/01/log2ram-extending-sd-card-lifetime-for-raspberry-pi-lorawan-gateway/" text:style-name="ListLabel_20_101" text:visited-style-name="ListLabel_20_101"><text:span text:style-name="T15">https://mcuoneclipse.com/2019/04/01/log2ram-extending-sd-card-lifetime-for-raspberry-pi-lorawan-gateway/</text:span></text:a></text:p>
      <text:list xml:id="list2769080853" text:style-name="WWNum7">
        <text:list-item>
          <text:p text:style-name="P12"><text:span text:style-name="T9">/etc/rsyslog.conf</text:span></text:p>
        </text:list-item>
        <text:list-item>
          <text:p text:style-name="P12"><text:span text:style-name="T9">After</text:span></text:p>
        </text:list-item>
        <text:list-item>
          <text:p text:style-name="P12">###############</text:p>
        </text:list-item>
        <text:list-item>
          <text:p text:style-name="P12">#### RULES ####</text:p>
        </text:list-item>
        <text:list-item>
          <text:p text:style-name="P12">###############</text:p>
        </text:list-item>
        <text:list-item>
          <text:p text:style-name="P12"><text:span text:style-name="T9">*.* <text:s text:c="4"/>~</text:span></text:p>
        </text:list-item>
        <text:list-item>
          <text:p text:style-name="P12"><text:span text:style-name="T9">No more pesky logs.</text:span></text:p>
        </text:list-item>
        <text:list-item>
          <text:p text:style-name="P12"><text:span text:style-name="T11">Also, a fantastic way of preventing people from finding out what you did to their Pi. </text:span></text:p>
        </text:list-item>
        <text:list-item>
          <text:p text:style-name="P12"><text:span text:style-name="T5">Log2Ram extends SD Card lifetime by saving log files to RAM for a configured set of time, and then to the flash card, reducing the number of write cycles dramatically.</text:span></text:p>
        </text:list-item>
        <text:list-item>
          <text:p text:style-name="P12"><text:span text:style-name="T5">The example here is the author’s own LoRaWAN gateway which has already transmitted more than 30k messages.</text:span></text:p>
        </text:list-item>
        <text:list-item>
          <text:p text:style-name="P12"><text:span text:style-name="T5">Another great use of a RAMdrive, saving write cycles!</text:span></text:p>
        </text:list-item>
        <text:list-item>
          <text:p text:style-name="P12"><text:span text:style-name="T13">If you’re on an A series, disabling the extraneous logs is preferable since you’re already starved for RAM as it is.</text:span></text:p>
        </text:list-item>
      </text:list>
      <text:p text:style-name="Standard"><draw:rect text:anchor-type="as-char" style:rel-width="100%" draw:z-index="7" draw:style-name="gr1" draw:text-style-name="P19" svg:width="0.0012in" svg:height="0.0213in"><text:p/></draw:rect></text:p>
      <text:p text:style-name="Standard">Feedback</text:p>
      <text:p text:style-name="Standard"/>
      <text:p text:style-name="Standard"><text:span text:style-name="T3">SUSE Love</text:span> </text:p>
      <text:p text:style-name="Standard"><text:a xlink:type="simple" xlink:href="https://linuxgamecast.com/bradley/?DVaDcm8" text:style-name="ListLabel_20_101" text:visited-style-name="ListLabel_20_101"><text:span text:style-name="T15">https://linuxgamecast.com/bradley/?DVaDcm8</text:span></text:a></text:p>
      <text:list xml:id="list3909370571" text:style-name="WWNum5">
        <text:list-item>
          <text:p text:style-name="P13"><text:soft-page-break/><text:span text:style-name="T5">Zoey, I am actually a bit of an openSUSE fan girl myself and have installed it on several computers as well as my blade render farm servers.</text:span></text:p>
        </text:list-item>
        <text:list-item>
          <text:p text:style-name="P13"><text:span text:style-name="T5">I love the innovation and community partnership that openSUSE shares with SLES, and enjoy attending the SUSE Expert days conferences.</text:span></text:p>
        </text:list-item>
        <text:list-item>
          <text:p text:style-name="P13"><text:span text:style-name="T5">I would have never met my good friend Mirppc and the wonderful openSUSE community if it wasn’t for me talking to them at the openSUSE booth at SCaLE every year.</text:span></text:p>
        </text:list-item>
        <text:list-item>
          <text:p text:style-name="P13"><text:span text:style-name="T5">Zypper is one of my favorite package managers too.</text:span></text:p>
        </text:list-item>
      </text:list>
      <text:p text:style-name="Standard"/>
      <text:p text:style-name="Standard"><text:span text:style-name="T9">XFCE</text:span></text:p>
      <text:p text:style-name="Standard"><text:a xlink:type="simple" xlink:href="https://linuxgamecast.com/bradley/?l2r8VHK" text:style-name="ListLabel_20_101" text:visited-style-name="ListLabel_20_101"><text:span text:style-name="T15">https://linuxgamecast.com/bradley/?l2r8VHK</text:span></text:a></text:p>
      <text:list xml:id="list2011274505" text:style-name="WWNum11">
        <text:list-item>
          <text:p text:style-name="P14"><text:span text:style-name="T9">Oh, XFCE has its quirks but no showstoppers.</text:span></text:p>
        </text:list-item>
        <text:list-item>
          <text:p text:style-name="P14"><text:span text:style-name="T5">Thank you so much MikeG :-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8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6" meta:word-count="1571" meta:character-count="9251" meta:non-whitespace-character-count="7848"/>
    <meta:generator>LibreOfficeDev/6.0.5.2$Linux_X86_64 LibreOffice_project/</meta:generator>
  </office:meta>
</office:document-meta>
</file>